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30C000000211428F931.png"/>
  <manifest:file-entry manifest:media-type="image/png" manifest:full-path="Pictures/10000001000002F200000042D28D73A6.png"/>
  <manifest:file-entry manifest:media-type="image/png" manifest:full-path="Pictures/10000001000002FD000000276A82390B.png"/>
  <manifest:file-entry manifest:media-type="image/png" manifest:full-path="Pictures/1000000100000304000000243F62EC0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loext:decorative="fals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loext:decorative="fals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loext:decorative="false" draw:auto-grow-height="true" fo:min-height="3cm"/>
    </style:style>
    <style:style style:name="pr2" style:family="presentation" style:parent-style-name="Blue_5f_Curve-subtitle">
      <style:graphic-properties loext:decorative="false" draw:fill-color="#ffffff" fo:min-height="6.187cm"/>
    </style:style>
    <style:style style:name="pr3" style:family="presentation" style:parent-style-name="Blue_5f_Curve-notes">
      <style:graphic-properties loext:decorative="false" draw:fill-color="#ffffff" draw:auto-grow-height="true" fo:min-height="14cm"/>
    </style:style>
    <style:style style:name="pr4" style:family="presentation" style:parent-style-name="Blue_5f_Curve1-title">
      <style:graphic-properties loext:decorative="false" fo:min-height="1.328cm"/>
    </style:style>
    <style:style style:name="pr5" style:family="presentation" style:parent-style-name="Blue_5f_Curve1-outline1">
      <style:graphic-properties loext:decorative="false" fo:min-height="10.001cm"/>
    </style:style>
    <style:style style:name="pr6" style:family="presentation" style:parent-style-name="Blue_5f_Curve1-notes">
      <style:graphic-properties loext:decorative="false" draw:fill-color="#ffffff" fo:min-height="14cm"/>
    </style:style>
    <style:style style:name="pr7" style:family="presentation" style:parent-style-name="Blue_5f_Curve1-title">
      <style:graphic-properties fo:min-height="1.328cm"/>
    </style:style>
    <style:style style:name="pr8" style:family="presentation" style:parent-style-name="Blue_5f_Curve1-outline1">
      <style:graphic-properties fo:min-height="10.001cm"/>
    </style:style>
    <style:style style:name="pr9" style:family="presentation" style:parent-style-name="Blue_5f_Curve1-notes">
      <style:graphic-properties draw:fill-color="#ffffff" fo:min-height="14cm"/>
    </style:style>
    <style:style style:name="pr10" style:family="presentation" style:parent-style-name="Blue_5f_Curve1-title" style:list-style-name="L1">
      <style:graphic-properties loext:decorative="false" draw:auto-grow-height="true" fo:min-height="1.328cm"/>
    </style:style>
    <style:style style:name="pr11" style:family="presentation" style:parent-style-name="Blue_5f_Curve1-notes">
      <style:graphic-properties loext:decorative="false" draw:fill-color="#ffffff" draw:auto-grow-height="true" fo:min-height="1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.374cm" fo:margin-bottom="0cm" fo:text-align="center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3cm" svg:x="-2.5cm" svg:y="1.5cm" presentation:class="title" presentation:user-transformed="true">
          <draw:text-box>
            <text:p>Post Jam Feedback</text:p>
          </draw:text-box>
        </draw:frame>
        <draw:frame presentation:style-name="pr2" draw:text-style-name="P1" draw:layer="layout" svg:width="26cm" svg:height="6.187cm" svg:x="6.5cm" svg:y="5.313cm" presentation:class="subtitle" presentation:user-transformed="true">
          <draw:text-box>
            <text:list text:style-name="L1">
              <text:list-item>
                <text:p text:style-name="P2">Obvious missing features</text:p>
              </text:list-item>
              <text:list-item>
                <text:p text:style-name="P3">No control over camera</text:p>
              </text:list-item>
              <text:list-item>
                <text:p text:style-name="P3">Bad pacing</text:p>
              </text:list-item>
              <text:list-item>
                <text:p text:style-name="P3">Lack of player agen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Obvious missing features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Inventory that doesn’t obscure important stuff</text:p>
              </text:list-item>
              <text:list-item>
                <text:p>Pausing (added)</text:p>
              </text:list-item>
              <text:list-item>
                <text:p>Better item collection</text:p>
              </text:list-item>
              <text:list-item>
                <text:p>Enemy variety</text:p>
              </text:list-item>
              <text:list-item>
                <text:p>More balancing</text:p>
              </text:list-item>
              <text:list-item>
                <text:p>Turrets not shooting through walls</text:p>
              </text:list-item>
              <text:list-item>
                <text:p>Art</text:p>
              </text:list-item>
              <text:list-item>
                <text:p>Sound / musi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Obvious missing features</text:p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>Inventory that doesn’t obscure important stuff</text:p>
              </text:list-item>
              <text:list-item>
                <text:p>Pausing (added)</text:p>
              </text:list-item>
              <text:list-item>
                <text:p>Better item collection</text:p>
              </text:list-item>
              <text:list-item>
                <text:p>Enemy variety</text:p>
              </text:list-item>
              <text:list-item>
                <text:p>More balancing</text:p>
              </text:list-item>
              <text:list-item>
                <text:p>Turrets not shooting through walls</text:p>
              </text:list-item>
              <text:list-item>
                <text:p>Art</text:p>
              </text:list-item>
              <text:list-item>
                <text:p>Sound / musi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My post jam conclusions</text:p>
          </draw:text-box>
        </draw:frame>
        <draw:frame presentation:style-name="pr8" draw:layer="layout" svg:width="12.687cm" svg:height="10cm" svg:x="1cm" svg:y="3cm" presentation:class="outline" presentation:user-transformed="true">
          <draw:text-box>
            <text:p>Liked</text:p>
            <text:list text:style-name="L2">
              <text:list-item>
                <text:p>Creating tests alongside features</text:p>
              </text:list-item>
            </text:list>
          </draw:text-box>
        </draw:frame>
        <draw:frame presentation:style-name="pr8" draw:layer="layout" svg:width="12.687cm" svg:height="10cm" svg:x="14.322cm" svg:y="3cm" presentation:class="outline">
          <draw:text-box>
            <text:p>Disliked:</text:p>
            <text:list text:style-name="L2">
              <text:list-item>
                <text:p>lack of music</text:p>
              </text:list-item>
              <text:list-item>
                <text:p>lack of art assets</text:p>
              </text:list-item>
              <text:list-item>
                <text:p>level layou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>
        <office:forms form:automatic-focus="false" form:apply-design-mode="false"/>
        <draw:frame presentation:style-name="pr10" draw:text-style-name="P6" draw:layer="layout" svg:width="26cm" svg:height="1.328cm" svg:x="1cm" svg:y="0.5cm" presentation:class="title">
          <draw:text-box>
            <text:p text:style-name="P3">No control over camera</text:p>
          </draw:text-box>
        </draw:frame>
        <draw:frame draw:style-name="gr2" draw:text-style-name="P7" draw:layer="layout" svg:width="20.5cm" svg:height="1.042cm" svg:x="0.5cm" svg:y="2.5cm" presentation:class="graphic" presentation:user-transformed="true">
          <draw:image xlink:href="Pictures/10000001000002FD000000276A82390B.png" xlink:type="simple" xlink:show="embed" xlink:actuate="onLoad">
            <text:p/>
          </draw:image>
        </draw:frame>
        <draw:frame presentation:style-name="pr5" draw:text-style-name="P1" draw:layer="layout" svg:width="26.009cm" svg:height="6cm" svg:x="1cm" svg:y="7cm" presentation:class="outline" presentation:user-transformed="true">
          <draw:text-box>
            <text:p>How <text:span text:style-name="T1">could</text:span> the camera be moved?</text:p>
            <text:list text:style-name="L2">
              <text:list-item>
                <text:p>Dragging with mouse is a good suggestion</text:p>
              </text:list-item>
              <text:list-item>
                <text:p>Scrolling </text:p>
              </text:list-item>
            </text:list>
            <text:p/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1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>Bad pacing</text:p>
          </draw:text-box>
        </draw:frame>
        <draw:frame presentation:style-name="pr5" draw:text-style-name="P1" draw:layer="layout" svg:width="26.009cm" svg:height="5.5cm" svg:x="1cm" svg:y="7.5cm" presentation:class="outline" presentation:user-transformed="true">
          <draw:text-box>
            <text:list text:style-name="L2">
              <text:list-item>
                <text:p>Adding a break between waves to plan / think would be helpful</text:p>
              </text:list-item>
            </text:list>
          </draw:text-box>
        </draw:frame>
        <draw:frame draw:style-name="gr3" draw:text-style-name="P7" draw:layer="layout" svg:width="19.949cm" svg:height="1.745cm" svg:x="0.5cm" svg:y="2.5cm">
          <draw:image xlink:href="Pictures/10000001000002F200000042D28D73A6.png" xlink:type="simple" xlink:show="embed" xlink:actuate="onLoad">
            <text:p/>
          </draw:image>
        </draw:frame>
        <draw:frame draw:style-name="gr3" draw:text-style-name="P7" draw:layer="layout" svg:width="20.425cm" svg:height="0.952cm" svg:x="5.5cm" svg:y="5.048cm">
          <draw:image xlink:href="Pictures/1000000100000304000000243F62EC0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3T3">
        <office:forms form:automatic-focus="false" form:apply-design-mode="false"/>
        <draw:frame presentation:style-name="pr4" draw:text-style-name="P1" draw:layer="layout" svg:width="26cm" svg:height="1.328cm" svg:x="1cm" svg:y="0.5cm" presentation:class="title">
          <draw:text-box>
            <text:p text:style-name="P3">Lack of player agency</text:p>
          </draw:text-box>
        </draw:frame>
        <draw:frame presentation:style-name="pr5" draw:text-style-name="P1" draw:layer="layout" svg:width="26.009cm" svg:height="8cm" svg:x="1cm" svg:y="5cm" presentation:class="outline" presentation:user-transformed="true">
          <draw:text-box>
            <text:p>I don’t like the current system of making turrets out of parts dropped by enemies.</text:p>
            <text:p>I want the enemies to drop stuff – but not turret parts. So I need an intermediate mechanic that sits between enemy item drops and turret crafting</text:p>
          </draw:text-box>
        </draw:frame>
        <draw:frame draw:style-name="gr3" draw:text-style-name="P7" draw:layer="layout" svg:width="20.637cm" svg:height="0.872cm" svg:x="0.363cm" svg:y="2.628cm">
          <draw:image xlink:href="Pictures/100000010000030C000000211428F93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7" draw:display-name="Gradient 7" draw:style="linear" draw:start-color="#77caee" draw:end-color="#009b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loext:opacity="100%"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loext:opacity="100%" draw:stroke="none" draw:fill="none" draw:auto-grow-height="false" draw:fit-to-size="fals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loext:opacity="0%"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loext:opacity="100%"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100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loext:opacity="100%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loext:opacity="100%"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loext:opacity="0%"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loext:opacity="100%"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loext:decorative="false" draw:textarea-vertical-align="middle" fo:min-height="2cm" fo:min-width="27.991cm"/>
    </style:style>
    <style:style style:name="Mgr5" style:family="graphic" style:parent-style-name="Accent_20_1">
      <style:graphic-properties loext:decorative="false" draw:textarea-vertical-align="middle" fo:min-height="1.754cm" fo:min-width="27.991cm"/>
    </style:style>
    <style:style style:name="Mpr1" style:family="presentation" style:parent-style-name="Blue_5f_Curve-backgroundobjects">
      <style:graphic-properties loext:decorative="false"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loext:decorative="false"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loext:decorative="false"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3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3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4-04-29T20:30:24.761476259</meta:creation-date>
    <meta:editing-duration>PT5H19M38S</meta:editing-duration>
    <meta:editing-cycles>24</meta:editing-cycles>
    <meta:generator>OpenOffice/4.1.14$Win32 OpenOffice.org_project/4114m1$Build-9811</meta:generator>
    <dc:title>Blue Curve</dc:title>
    <dc:date>2024-05-12T13:22:17.06</dc:date>
    <dc:creator>Dominik </dc:creator>
    <meta:document-statistic meta:object-count="68"/>
  </office:meta>
</office:document-meta>
</file>